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1cm" fo:margin-left="-0.016cm" table:align="left" style:writing-mode="lr-tb"/>
    </style:style>
    <style:style style:name="Таблица1.A" style:family="table-column">
      <style:table-column-properties style:column-width="4.207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2.7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6" style:family="table-row">
      <style:table-row-properties style:min-row-height="2.184cm" style:keep-together="true" fo:keep-together="auto"/>
    </style:style>
    <style:style style:name="Таблица1.7" style:family="table-row">
      <style:table-row-properties style:min-row-height="2.182cm" style:keep-together="true" fo:keep-together="auto"/>
    </style:style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1.085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1.085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5" style:family="paragraph" style:parent-style-name="Text_20_body">
      <style:paragraph-properties fo:text-align="start" style:justify-single-word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6" style:family="paragraph" style:parent-style-name="Standard">
      <style:text-properties style:font-name="Arial1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P1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 style:master-page-name="">
      <style:paragraph-properties fo:margin-left="0cm" fo:margin-right="0cm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cm" fo:margin-right="0cm" fo:orphans="2" fo:widows="2" fo:text-indent="0cm" style:auto-text-indent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Основной_20_текст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8Num6">
      <style:text-properties style:font-name="Times New Roman" fo:font-size="12pt" style:font-size-asian="12pt" style:font-size-complex="12pt"/>
    </style:style>
    <style:style style:name="P27" style:family="paragraph" style:parent-style-name="Standard" style:list-style-name="WW8Num6">
      <style:paragraph-properties fo:break-before="page"/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WW8Num6" style:master-page-name=""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>
        <style:background-image/>
      </style:paragraph-properties>
    </style:style>
    <style:style style:name="P29" style:family="paragraph" style:parent-style-name="Heading_20_8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style:font-name="Times New Roman1" style:font-name-asian="Times New Roman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none" fo:font-weight="bold" style:font-weight-asian="bold" style:font-weight-complex="bold"/>
    </style:style>
    <style:style style:name="T10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Times New Roman1" style:font-name-asian="Times New Roman" style:font-name-complex="Times New Roman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ru" fo:country="RU" style:font-name-asian="Times New Roman" style:font-name-complex="Times New Roman"/>
    </style:style>
    <style:style style:name="T15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language="en" fo:country="US" fo:font-style="normal" style:font-name-asian="Times New Roman" style:font-style-asian="normal" style:font-name-complex="Times New Roman" style:font-style-complex="normal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style:font-name-asian="Times New Roman" style:font-name-complex="Times New Roman"/>
    </style:style>
    <style:style style:name="T21" style:family="text">
      <style:text-properties style:font-name="Times New Roman1" style:font-name-asian="Times New Roman" style:font-name-complex="Arial1"/>
    </style:style>
    <style:style style:name="T22" style:family="text">
      <style:text-properties style:font-name="Times New Roman1" style:font-name-asian="Times New Roman" style:font-name-complex="Times New Roman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line-through-style="none" fo:language="en" fo:country="US" fo:font-style="italic" style:text-underline-style="none" style:font-name-asian="Times New Roman" style:font-style-asian="italic" style:font-name-complex="Times New Roman" style:font-style-complex="italic" style:text-overline-style="solid" style:text-overline-width="auto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style:text-position="0% 100%" style:font-name="Times New Roman1" style:font-name-asian="Times New Roman" style:font-name-complex="Times New Roman"/>
    </style:style>
    <style:style style:name="T27" style:family="text">
      <style:text-properties fo:language="ru" fo:country="RU"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8"/>
      <text:p text:style-name="P24">поверки дозиметра-радиометра типа МКС-1117М зав. № <text:span text:style-name="T7">17249</text:span></text:p>
      <text:p text:style-name="P24">с блоком детектирования нейтронного излучения БДКН – 01 <text:span text:style-name="T7">№ </text:span><text:span text:style-name="T8">17249</text:span><text:span text:style-name="T9">,</text:span></text:p>
      <text:p text:style-name="P24">принадлежащего <text:span text:style-name="T2">.</text:span><text:span text:style-name="T23"> <text:s text:c="105"/></text:span><text:span text:style-name="T2">.</text:span></text:p>
      <text:p text:style-name="P8"/>
      <text:p text:style-name="P1">Поверка проводилась РУП «БелГИМ» (отдел измерений ионизирующих излучений)</text:p>
      <text:p text:style-name="P2">Поверка проводилась в нормальных климатических условиях при </text:p>
      <text:p text:style-name="P3">Т=___ <text:span text:style-name="T21">°</text:span>С,</text:p>
      <text:p text:style-name="P4">Р=___ мм.рт.ст., </text:p>
      <text:p text:style-name="P4">отн. влажн.__%, </text:p>
      <text:p text:style-name="P5">согласно методике, изложенной в МП. МН.1396-2004.</text:p>
      <text:p text:style-name="P7"/>
      <text:p text:style-name="P7">Образцовые средства:</text:p>
      <text:p text:style-name="P19">-<text:tab/>установка<text:span text:style-name="T2">(6)</text:span><text:span text:style-name="T3">УПН –</text:span><text:span text:style-name="T1"> </text:span><text:span text:style-name="T3">АТ140 №001 с комплектом плутоний-бериллиевых источников</text:span><text:span text:style-name="T4"> </text:span><text:span text:style-name="T3">быстрых нейтронов: ИБН-8-6 №010, ИБН-8-3 №027 и с погрешностью аттестации </text:span><text:span text:style-name="T6">±</text:span><text:span text:style-name="T3">5%, св. <text:s/>№ 210-1</text:span><text:span text:style-name="T5">164</text:span><text:span text:style-name="T3">/</text:span><text:span text:style-name="T5">15</text:span><text:span text:style-name="T3"> от 20.11.201</text:span><text:span text:style-name="T5">5</text:span><text:span text:style-name="T3"> ВНИИМ</text:span></text:p>
      <text:p text:style-name="P18"/>
      <text:p text:style-name="P1">Диапазон измерения прибора:</text:p>
      <text:p text:style-name="P20">-<text:tab/>МД нейтронного излучения от 1<text:span text:style-name="T22">·</text:span>10<text:span text:style-name="T11">-4</text:span> до 10 мЗв/ч</text:p>
      <text:p text:style-name="P20">-<text:tab/>Плотности потока нейтронного излучения от 0,1 до 10<text:span text:style-name="T11">4</text:span> с<text:span text:style-name="T11">-1</text:span><text:span text:style-name="T22">·с</text:span>м<text:span text:style-name="T11">-2</text:span></text:p>
      <text:p text:style-name="P7"/>
      <text:p text:style-name="P7">Проведение поверки:</text:p>
      <text:p text:style-name="P7"/>
      <text:list xml:id="list5784401124652888978" text:style-name="WW8Num6">
        <text:list-item>
          <text:p text:style-name="P26">Внешний осмотр ________________________________________________________</text:p>
          <text:p text:style-name="P26"/>
        </text:list-item>
        <text:list-item>
          <text:p text:style-name="P26">Опробование и проверка работоспособности: </text:p>
        </text:list-item>
      </text:list>
      <text:p text:style-name="P6"/>
      <text:list xml:id="list31472268" text:continue-numbering="true" text:style-name="WW8Num6">
        <text:list-item>
          <text:p text:style-name="P27">Определение метрологических характеристик</text:p>
          <text:p text:style-name="P26"/>
          <text:list>
            <text:list-item>
              <text:p text:style-name="P28"><text:span text:style-name="T30">Определение допускаемой основной относительной погрешности измерения плотности потока нейтронного излучения с БДКН-01 № </text:span><text:span text:style-name="T31">17249</text:span></text:p>
            </text:list-item>
          </text:list>
        </text:list-item>
      </text:list>
      <text:p text:style-name="P13"/>
      <text:h text:style-name="P29" text:outline-level="8">Таблица 3.1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10">Плотность потока <text:line-break/>в поверяемой точке </text:p>
            <text:p text:style-name="P10"><text:span text:style-name="T27">φ</text:span><text:span text:style-name="T14">0</text:span><text:span text:style-name="T16">i</text:span>, с<text:span text:style-name="T11">-1</text:span><text:span text:style-name="T12">·</text:span>см<text:span text:style-name="T11">-2</text:span></text:p>
            <text:p text:style-name="P7"/>
          </table:table-cell>
          <table:table-cell table:style-name="Таблица1.A1" office:value-type="string">
            <text:p text:style-name="P8">Фон</text:p>
            <text:p text:style-name="P12"/>
            <text:p text:style-name="P8"><text:span text:style-name="T7">R=</text:span>2<text:span text:style-name="T7">,0</text:span>м</text:p>
          </table:table-cell>
          <table:table-cell table:style-name="Таблица1.A1" office:value-type="string">
            <text:p text:style-name="P9">ИБН-<text:span text:style-name="T7">8-3</text:span></text:p>
            <text:p text:style-name="P8">№<text:span text:style-name="T7">027</text:span></text:p>
            <text:p text:style-name="P8"><text:span text:style-name="T7">R=2,0</text:span>м</text:p>
            <text:p text:style-name="P12">B(R)=0,600</text:p>
            <text:p text:style-name="P8"><text:span text:style-name="T27">φ</text:span><text:span text:style-name="T16">o</text:span><text:span text:style-name="T16">i</text:span><text:span text:style-name="T7">=5,9</text:span></text:p>
            <text:p text:style-name="P23"><text:span text:style-name="T7">1</text:span>,<text:span text:style-name="T7">0</text:span>-1<text:span text:style-name="T7">0 </text:span></text:p>
          </table:table-cell>
          <table:table-cell table:style-name="Таблица1.A1" office:value-type="string">
            <text:p text:style-name="P9">ИБН-<text:span text:style-name="T7">8-6</text:span></text:p>
            <text:p text:style-name="P8">№0<text:span text:style-name="T7">10</text:span></text:p>
            <text:p text:style-name="P8"><text:span text:style-name="T7">R=2,0</text:span>м</text:p>
            <text:p text:style-name="P12">B(R)=0,600</text:p>
            <text:p text:style-name="P8"><text:span text:style-name="T10">φ</text:span><text:span text:style-name="T16">o</text:span><text:span text:style-name="T16">i</text:span><text:span text:style-name="T7">=57,</text:span>0</text:p>
            <text:p text:style-name="P8">20-100</text:p>
          </table:table-cell>
          <table:table-cell table:style-name="Таблица1.A1" office:value-type="string">
            <text:p text:style-name="P16">ИБН-8-6</text:p>
            <text:p text:style-name="P15">№<text:span text:style-name="T7">010</text:span></text:p>
            <text:p text:style-name="P15"><text:span text:style-name="T7">R=1,0</text:span>м</text:p>
            <text:p text:style-name="P17">B(R)=0,863</text:p>
            <text:p text:style-name="P15"><text:span text:style-name="T10">φ</text:span><text:span text:style-name="T16">o</text:span><text:span text:style-name="T16">i</text:span><text:span text:style-name="T7">=235</text:span></text:p>
            <text:p text:style-name="P15">2<text:span text:style-name="T22">·</text:span>10<text:span text:style-name="T11">2</text:span>-10<text:span text:style-name="T11">3</text:span></text:p>
          </table:table-cell>
          <table:table-cell table:style-name="Таблица1.F1" office:value-type="string">
            <text:p text:style-name="P16">ИБН-8-6</text:p>
            <text:p text:style-name="P15">№<text:span text:style-name="T7">010</text:span></text:p>
            <text:p text:style-name="P15"><text:span text:style-name="T7">R=0,5</text:span>м</text:p>
            <text:p text:style-name="P17">B(R)=0,957</text:p>
            <text:p text:style-name="P15"><text:span text:style-name="T10">φ</text:span><text:span text:style-name="T18">o</text:span><text:span text:style-name="T16">i</text:span><text:span text:style-name="T7">=1019</text:span></text:p>
            <text:p text:style-name="P15">2<text:span text:style-name="T22">·</text:span>10<text:span text:style-name="T11">3</text:span>-10<text:span text:style-name="T11">4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оказания прибора в поверяемой точке</text:p>
            <text:p text:style-name="P7"><text:span text:style-name="T27">φ</text:span><text:span text:style-name="T16">i</text:span>, с<text:span text:style-name="T11">-1</text:span><text:span text:style-name="T12">·</text:span>см<text:span text:style-name="T11">-2</text:span><text:span text:style-name="T25">, </text:span><text:span text:style-name="T26">±δ</text:span><text:span text:style-name="T13">ст</text:span>, %</text:p>
            <text:p text:style-name="P7"/>
            <text:p text:style-name="P7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0">Среднее значение показаний</text:p>
            <text:p text:style-name="P7"><text:span text:style-name="T24">φ</text:span><text:span text:style-name="T16">o</text:span><text:span text:style-name="T16">i</text:span>, с<text:span text:style-name="T11">-1</text:span><text:span text:style-name="T12">·</text:span>см<text:span text:style-name="T11">-2</text:span></text:p>
          </table:table-cell>
          <table:table-cell table:style-name="Таблица1.B2" office:value-type="string">
            <text:p text:style-name="P14">1,83</text:p>
          </table:table-cell>
          <table:table-cell table:style-name="Таблица1.B2" office:value-type="string">
            <text:p text:style-name="P14">11,00</text:p>
          </table:table-cell>
          <table:table-cell table:style-name="Таблица1.B2" office:value-type="string">
            <text:p text:style-name="P14">88,0</text:p>
          </table:table-cell>
          <table:table-cell table:style-name="Таблица1.B2" office:value-type="string">
            <text:p text:style-name="P14">255</text:p>
          </table:table-cell>
          <table:table-cell table:style-name="Таблица1.F2" office:value-type="string">
            <text:p text:style-name="P14">1030</text:p>
          </table:table-cell>
        </table:table-row>
        <table:table-row table:style-name="Таблица1.1">
          <table:table-cell table:style-name="Таблица1.A1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5">пр</text:span><text:span text:style-name="T16">i</text:span>, <text:span text:style-name="T25">с</text:span><text:span text:style-name="T11">-1</text:span><text:span text:style-name="T20">·</text:span><text:span text:style-name="T25">см</text:span><text:span text:style-name="T11">-2</text:span></text:p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>5,5</text:p>
          </table:table-cell>
          <table:table-cell table:style-name="Таблица1.B2" office:value-type="string">
            <text:p text:style-name="P14">52,8</text:p>
          </table:table-cell>
          <table:table-cell table:style-name="Таблица1.B2" office:value-type="string">
            <text:p text:style-name="P14">220,1</text:p>
          </table:table-cell>
          <table:table-cell table:style-name="Таблица1.F2" office:value-type="string">
            <text:p text:style-name="P14">985,7</text:p>
          </table:table-cell>
        </table:table-row>
        <table:table-row table:style-name="Таблица1.1">
          <table:table-cell table:style-name="Таблица1.A1" office:value-type="string">
            <text:p text:style-name="P10">Основная относительная погрешность измерения </text:p>
            <text:p text:style-name="P10"><text:span text:style-name="T28">θ</text:span><text:span text:style-name="T19">пр</text:span><text:span text:style-name="T16">i</text:span>, %</text:p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>-6,7</text:p>
          </table:table-cell>
          <table:table-cell table:style-name="Таблица1.B2" office:value-type="string">
            <text:p text:style-name="P14">-7,4</text:p>
          </table:table-cell>
          <table:table-cell table:style-name="Таблица1.B2" office:value-type="string">
            <text:p text:style-name="P14">-6,4</text:p>
          </table:table-cell>
          <table:table-cell table:style-name="Таблица1.F2" office:value-type="string">
            <text:p text:style-name="P14">-3,3</text:p>
          </table:table-cell>
        </table:table-row>
        <table:table-row table:style-name="Таблица1.6">
          <table:table-cell table:style-name="Таблица1.A1" office:value-type="string">
            <text:p text:style-name="P10">Доверительная граница основной относительной погрешности </text:p>
            <text:p text:style-name="P10"><text:span text:style-name="T29">Δ</text:span><text:span text:style-name="T17">i</text:span>, %</text:p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>9,2</text:p>
          </table:table-cell>
          <table:table-cell table:style-name="Таблица1.B2" office:value-type="string">
            <text:p text:style-name="P14">9,8</text:p>
          </table:table-cell>
          <table:table-cell table:style-name="Таблица1.B2" office:value-type="string">
            <text:p text:style-name="P14">8,9</text:p>
          </table:table-cell>
          <table:table-cell table:style-name="Таблица1.F2" office:value-type="string">
            <text:p text:style-name="P14">6,6</text:p>
          </table:table-cell>
        </table:table-row>
        <table:table-row table:style-name="Таблица1.7">
          <table:table-cell table:style-name="Таблица1.A1" office:value-type="string">
            <text:p text:style-name="P10">Пределы основной относительной погрешности <text:span text:style-name="T29">Δ</text:span>, </text:p>
            <text:p text:style-name="P10">%, не более</text:p>
          </table:table-cell>
          <table:table-cell table:style-name="Таблица1.F2" table:number-columns-spanned="5" office:value-type="string">
            <text:p text:style-name="P9"><text:span text:style-name="T22">±</text:span> 20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p text:style-name="P22"/>
      <text:p text:style-name="P22"/>
      <text:p text:style-name="P11">Выводы:________________________________________________________________________________________________________________________________________________________</text:p>
      <text:p text:style-name="P11">Квитанция-счёт__________________________________________________________________</text:p>
      <text:p text:style-name="P11">Свидетельство (извещение о непригодности)_________________________________________</text:p>
      <text:p text:style-name="P11">Клеймо – наклейка_______________________________________________________________</text:p>
      <text:p text:style-name="P11">Дата________________________________</text:p>
      <text:p text:style-name="P11">Поверитель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1" fo:font-size="11pt" fo:font-style="italic" style:font-size-asian="11pt" style:font-style-asian="italic" style:font-name-complex="Arial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Arial1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font-size="11pt" fo:font-weight="normal" style:font-size-asian="11pt" style:font-weight-asian="normal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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16-04-18T15:18:00</meta:creation-date>
    <dc:date>2018-10-23T11:27:24.40</dc:date>
    <meta:editing-cycles>60</meta:editing-cycles>
    <meta:editing-duration>PT4H10M29S</meta:editing-duration>
    <meta:generator>OpenOffice/4.1.4$Win32 OpenOffice.org_project/414m5$Build-9788</meta:generator>
    <meta:print-date>2018-10-23T11:13:01.77</meta:print-date>
    <meta:document-statistic meta:table-count="1" meta:image-count="0" meta:object-count="0" meta:page-count="2" meta:paragraph-count="85" meta:word-count="242" meta:character-count="2253"/>
  </office:meta>
</office:document-meta>
</file>